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00000000D9A896CDE1.png" manifest:media-type="image/png"/>
  <manifest:file-entry manifest:full-path="Pictures/1000000000000952000002F66B3D666A.jpg" manifest:media-type="image/jpeg"/>
  <manifest:file-entry manifest:full-path="Pictures/100000000000085B00000140F8DA480D.jpg" manifest:media-type="image/jpeg"/>
  <manifest:file-entry manifest:full-path="Pictures/100002010000040000000200461F5A58.png" manifest:media-type="image/png"/>
  <manifest:file-entry manifest:full-path="Pictures/1000000000000280000001E0AB0958D3.jpg" manifest:media-type="image/jpeg"/>
  <manifest:file-entry manifest:full-path="Pictures/100000000000066600000552D3AB81D7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09cm, 0cm, 5.08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155cm" svg:height="5.949cm" svg:x="1.27cm" svg:y="13.716cm">
          <draw:image xlink:href="Pictures/100000000000066600000552D3AB81D7.jpg" xlink:type="simple" xlink:show="embed" xlink:actuate="onLoad">
            <text:p/>
          </draw:image>
        </draw:frame>
        <draw:frame draw:style-name="gr2" draw:text-style-name="P1" draw:layer="layout" svg:width="16.932cm" svg:height="3.809cm" svg:x="9.398cm" svg:y="16.511cm">
          <draw:image xlink:href="Pictures/1000000000000280000001E0AB0958D3.jpg" xlink:type="simple" xlink:show="embed" xlink:actuate="onLoad">
            <text:p/>
          </draw:image>
        </draw:frame>
        <draw:frame draw:style-name="gr1" draw:text-style-name="P1" draw:layer="layout" svg:width="8.382cm" svg:height="1.254cm" svg:x="18.288cm" svg:y="10.43cm">
          <draw:image xlink:href="Pictures/100000000000085B00000140F8DA480D.jpg" xlink:type="simple" xlink:show="embed" xlink:actuate="onLoad">
            <text:p/>
          </draw:image>
        </draw:frame>
        <draw:frame draw:style-name="gr1" draw:text-style-name="P1" draw:layer="layout" svg:width="6.096cm" svg:height="3.048cm" svg:x="21.082cm" svg:y="12.954cm">
          <draw:image xlink:href="Pictures/100002010000040000000200461F5A58.png" xlink:type="simple" xlink:show="embed" xlink:actuate="onLoad">
            <text:p/>
          </draw:image>
        </draw:frame>
        <draw:frame draw:style-name="gr1" draw:text-style-name="P1" draw:layer="layout" svg:width="9.398cm" svg:height="2.985cm" svg:x="10.16cm" svg:y="12.7cm">
          <draw:image xlink:href="Pictures/1000000000000952000002F66B3D666A.jpg" xlink:type="simple" xlink:show="embed" xlink:actuate="onLoad">
            <text:p/>
          </draw:image>
        </draw:frame>
        <draw:frame draw:style-name="gr1" draw:text-style-name="P1" draw:layer="layout" svg:width="16.763cm" svg:height="2.841cm" svg:x="0.508cm" svg:y="9.859cm">
          <draw:image xlink:href="Pictures/1000020100000500000000D9A896CDE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9:07:19.901000000</meta:creation-date>
    <meta:editing-duration>PT19M44S</meta:editing-duration>
    <meta:editing-cycles>2</meta:editing-cycles>
    <meta:generator>LibreOffice/4.4.5.2$Windows_x86 LibreOffice_project/a22f674fd25a3b6f45bdebf25400ed2adff0ff99</meta:generator>
    <dc:date>2015-11-09T19:07:28.731000000</dc:date>
    <meta:document-statistic meta:object-count="29"/>
  </office:meta>
</office:document-meta>
</file>